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" svg:font-family="lucida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4.66pt"/>
    </style:style>
    <style:style style:name="co4" style:family="table-column">
      <style:table-column-properties fo:break-before="auto" style:column-width="83.76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58.79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62.45pt"/>
    </style:style>
    <style:style style:name="co9" style:family="table-column">
      <style:table-column-properties fo:break-before="auto" style:column-width="6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31"/>
    <style:style style:name="ce1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Caudal" draw:style-name="gr1" draw:text-style-name="P1" svg:width="433.45pt" svg:height="246.95pt" svg:x="1595.79pt" svg:y="233.8pt">
            <loext:p draw:notify-on-update-of-ranges="Sheet1.A5:Sheet1.A11 Sheet1.F5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ALIBRACIÓN CAUDALÍMETRO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ENSAYO 1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table:style-name="ce3" office:value-type="string" calcext:value-type="string">
            <text:p>Entrada [%]</text:p>
          </table:table-cell>
          <table:table-cell table:style-name="ce3" office:value-type="string" calcext:value-type="string">
            <text:p>Entrada [V]</text:p>
          </table:table-cell>
          <table:table-cell table:style-name="ce3" office:value-type="string" calcext:value-type="string">
            <text:p>Probeta [mL]</text:p>
          </table:table-cell>
          <table:table-cell table:style-name="ce3" office:value-type="string" calcext:value-type="string">
            <text:p>Tiempo [seg]</text:p>
          </table:table-cell>
          <table:table-cell table:style-name="ce3" office:value-type="string" calcext:value-type="string">
            <text:p>Salida Voltaje [V]</text:p>
          </table:table-cell>
          <table:table-cell table:style-name="ce3" office:value-type="string" calcext:value-type="string">
            <text:p>Caudal [mL/s]</text:p>
          </table:table-cell>
          <table:table-cell/>
          <table:table-cell office:value-type="string" calcext:value-type="string">
            <text:p>Media [V]</text:p>
          </table:table-cell>
          <table:table-cell office:value-type="string" calcext:value-type="string">
            <text:p>Varianza (%)</text:p>
          </table:table-cell>
          <table:table-cell/>
          <table:table-cell office:value-type="string" calcext:value-type="string">
            <text:p>Media [mL/s]</text:p>
          </table:table-cell>
          <table:table-cell office:value-type="string" calcext:value-type="string">
            <text:p>Varianza (%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50" office:value-type="float" office:value="50" calcext:value-type="float">
            <text:p>5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6]*(5/100)" office:value-type="float" office:value="1.5" calcext:value-type="float">
            <text:p>1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69" calcext:value-type="float">
            <text:p>0.69</text:p>
          </table:table-cell>
          <table:table-cell table:style-name="ce8" table:formula="of:=[.C6]/[.D6]*60" office:value-type="float" office:value="30.3030303030303" calcext:value-type="float">
            <text:p>30.303030303</text:p>
          </table:table-cell>
          <table:table-cell/>
          <table:table-cell table:style-name="ce9" table:formula="of:=([.E6]+[.E16])/2" office:value-type="float" office:value="0.645" calcext:value-type="float">
            <text:p>0.6</text:p>
          </table:table-cell>
          <table:table-cell table:style-name="ce10" table:formula="of:=ABS([.E6]-[.E16])/[.H6] * 100" office:value-type="float" office:value="13.953488372093" calcext:value-type="float">
            <text:p>13.95</text:p>
          </table:table-cell>
          <table:table-cell/>
          <table:table-cell table:style-name="ce9" table:formula="of:=([.F6]+[.F16])/2" office:value-type="float" office:value="30.1515151515152" calcext:value-type="float">
            <text:p>30.2</text:p>
          </table:table-cell>
          <table:table-cell table:style-name="ce10" table:formula="of:=ABS([.F6]-[.F16])/[.K6]*100" office:value-type="float" office:value="1.00502512562815" calcext:value-type="float">
            <text:p>1.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*(5/100)" office:value-type="float" office:value="2" calcext:value-type="float">
            <text:p>2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78.4" calcext:value-type="float">
            <text:p>78.4</text:p>
          </table:table-cell>
          <table:table-cell table:style-name="ce4" office:value-type="float" office:value="0.88" calcext:value-type="float">
            <text:p>0.88</text:p>
          </table:table-cell>
          <table:table-cell table:style-name="ce8" table:formula="of:=[.C7]/[.D7]*60" office:value-type="float" office:value="38.265306122449" calcext:value-type="float">
            <text:p>38.2653061224</text:p>
          </table:table-cell>
          <table:table-cell/>
          <table:table-cell table:style-name="ce9" table:formula="of:=([.E7]+[.E17])/2" office:value-type="float" office:value="0.865" calcext:value-type="float">
            <text:p>0.9</text:p>
          </table:table-cell>
          <table:table-cell table:style-name="ce10" table:formula="of:=ABS([.E7]-[.E17])/[.H7] * 100" office:value-type="float" office:value="3.46820809248555" calcext:value-type="float">
            <text:p>3.47</text:p>
          </table:table-cell>
          <table:table-cell/>
          <table:table-cell table:style-name="ce9" table:formula="of:=([.F7]+[.F17])/2" office:value-type="float" office:value="38.7404961984794" calcext:value-type="float">
            <text:p>38.7</text:p>
          </table:table-cell>
          <table:table-cell table:style-name="ce10" table:formula="of:=ABS([.F7]-[.F17])/[.K7]*100" office:value-type="float" office:value="2.45319561007103" calcext:value-type="float">
            <text:p>2.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]*(5/100)" office:value-type="float" office:value="2.5" calcext:value-type="float">
            <text:p>2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68.2" calcext:value-type="float">
            <text:p>68.2</text:p>
          </table:table-cell>
          <table:table-cell table:style-name="ce4" office:value-type="float" office:value="0.99" calcext:value-type="float">
            <text:p>0.99</text:p>
          </table:table-cell>
          <table:table-cell table:style-name="ce8" table:formula="of:=[.C8]/[.D8]*60" office:value-type="float" office:value="43.9882697947214" calcext:value-type="float">
            <text:p>43.9882697947</text:p>
          </table:table-cell>
          <table:table-cell/>
          <table:table-cell table:style-name="ce9" table:formula="of:=([.E8]+[.E18])/2" office:value-type="float" office:value="0.985" calcext:value-type="float">
            <text:p>1.0</text:p>
          </table:table-cell>
          <table:table-cell table:style-name="ce10" table:formula="of:=ABS([.E8]-[.E18])/[.H8] * 100" office:value-type="float" office:value="1.01522842639594" calcext:value-type="float">
            <text:p>1.02</text:p>
          </table:table-cell>
          <table:table-cell/>
          <table:table-cell table:style-name="ce9" table:formula="of:=([.F8]+[.F18])/2" office:value-type="float" office:value="43.7332653321433" calcext:value-type="float">
            <text:p>43.7</text:p>
          </table:table-cell>
          <table:table-cell table:style-name="ce10" table:formula="of:=ABS([.F8]-[.F18])/[.K8]*100" office:value-type="float" office:value="1.1661807580175" calcext:value-type="float">
            <text:p>1.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(5/100)" office:value-type="float" office:value="3.5" calcext:value-type="float">
            <text:p>3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62.1" calcext:value-type="float">
            <text:p>62.1</text:p>
          </table:table-cell>
          <table:table-cell table:style-name="ce4" office:value-type="float" office:value="1.1" calcext:value-type="float">
            <text:p>1.1</text:p>
          </table:table-cell>
          <table:table-cell table:style-name="ce8" table:formula="of:=[.C9]/[.D9]*60" office:value-type="float" office:value="48.3091787439614" calcext:value-type="float">
            <text:p>48.309178744</text:p>
          </table:table-cell>
          <table:table-cell/>
          <table:table-cell table:style-name="ce9" table:formula="of:=([.E9]+[.E19])/2" office:value-type="float" office:value="1.12" calcext:value-type="float">
            <text:p>1.1</text:p>
          </table:table-cell>
          <table:table-cell table:style-name="ce10" table:formula="of:=ABS([.E9]-[.E19])/[.H9] * 100" office:value-type="float" office:value="3.57142857142857" calcext:value-type="float">
            <text:p>3.57</text:p>
          </table:table-cell>
          <table:table-cell/>
          <table:table-cell table:style-name="ce9" table:formula="of:=([.F9]+[.F19])/2" office:value-type="float" office:value="48.5845567986908" calcext:value-type="float">
            <text:p>48.6</text:p>
          </table:table-cell>
          <table:table-cell table:style-name="ce10" table:formula="of:=ABS([.F9]-[.F19])/[.K9]*100" office:value-type="float" office:value="1.1336032388664" calcext:value-type="float">
            <text:p>1.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10]*(5/100)" office:value-type="float" office:value="4.25" calcext:value-type="float">
            <text:p>4.2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59.1" calcext:value-type="float">
            <text:p>59.1</text:p>
          </table:table-cell>
          <table:table-cell table:style-name="ce4" office:value-type="float" office:value="1.15" calcext:value-type="float">
            <text:p>1.15</text:p>
          </table:table-cell>
          <table:table-cell table:style-name="ce8" table:formula="of:=[.C10]/[.D10]*60" office:value-type="float" office:value="50.761421319797" calcext:value-type="float">
            <text:p>50.7614213198</text:p>
          </table:table-cell>
          <table:table-cell/>
          <table:table-cell table:style-name="ce9" table:formula="of:=([.E10]+[.E20])/2" office:value-type="float" office:value="1.155" calcext:value-type="float">
            <text:p>1.2</text:p>
          </table:table-cell>
          <table:table-cell table:style-name="ce10" table:formula="of:=ABS([.E10]-[.E20])/[.H10] * 100" office:value-type="float" office:value="0.865800865800867" calcext:value-type="float">
            <text:p>0.87</text:p>
          </table:table-cell>
          <table:table-cell/>
          <table:table-cell table:style-name="ce9" table:formula="of:=([.F10]+[.F20])/2" office:value-type="float" office:value="50.7185484977363" calcext:value-type="float">
            <text:p>50.7</text:p>
          </table:table-cell>
          <table:table-cell table:style-name="ce10" table:formula="of:=ABS([.F10]-[.F20])/[.K10]*100" office:value-type="float" office:value="0.169061707523252" calcext:value-type="float">
            <text:p>0.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(5/100)" office:value-type="float" office:value="5" calcext:value-type="float">
            <text:p>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table:style-name="ce4" office:value-type="float" office:value="1.21" calcext:value-type="float">
            <text:p>1.21</text:p>
          </table:table-cell>
          <table:table-cell table:style-name="ce8" table:formula="of:=[.C11]/[.D11]*60" office:value-type="float" office:value="53.0973451327434" calcext:value-type="float">
            <text:p>53.0973451327</text:p>
          </table:table-cell>
          <table:table-cell/>
          <table:table-cell table:style-name="ce9" table:formula="of:=([.E11]+[.E21])/2" office:value-type="float" office:value="1.22" calcext:value-type="float">
            <text:p>1.2</text:p>
          </table:table-cell>
          <table:table-cell table:style-name="ce10" table:formula="of:=ABS([.E11]-[.E21])/[.H11] * 100" office:value-type="float" office:value="1.63934426229508" calcext:value-type="float">
            <text:p>1.64</text:p>
          </table:table-cell>
          <table:table-cell/>
          <table:table-cell table:style-name="ce9" table:formula="of:=([.F11]+[.F21])/2" office:value-type="float" office:value="52.8644620400559" calcext:value-type="float">
            <text:p>52.9</text:p>
          </table:table-cell>
          <table:table-cell table:style-name="ce10" table:formula="of:=ABS([.F11]-[.F21])/[.K11]*100" office:value-type="float" office:value="0.881057268722475" calcext:value-type="float">
            <text:p>0.88</text:p>
          </table:table-cell>
        </table:table-row>
        <table:table-row table:style-name="ro2">
          <table:table-cell table:style-name="ce5" table:number-columns-repeated="11"/>
          <table:table-cell/>
        </table:table-row>
        <table:table-row table:style-name="ro2">
          <table:table-cell table:style-name="ce2" office:value-type="string" calcext:value-type="string">
            <text:p>ENSAYO 2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ntrada [%]</text:p>
          </table:table-cell>
          <table:table-cell table:style-name="ce3" office:value-type="string" calcext:value-type="string">
            <text:p>Entrada [V]</text:p>
          </table:table-cell>
          <table:table-cell table:style-name="ce3" office:value-type="string" calcext:value-type="string">
            <text:p>Probeta [mL]</text:p>
          </table:table-cell>
          <table:table-cell table:style-name="ce3" office:value-type="string" calcext:value-type="string">
            <text:p>Tiempo [seg]</text:p>
          </table:table-cell>
          <table:table-cell table:style-name="ce3" office:value-type="string" calcext:value-type="string">
            <text:p>Salida Voltaje [V]</text:p>
          </table:table-cell>
          <table:table-cell table:style-name="ce3" office:value-type="string" calcext:value-type="string">
            <text:p>Caudal [mL/s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50" office:value-type="float" office:value="50" calcext:value-type="float">
            <text:p>50</text:p>
          </table:table-cell>
          <table:table-cell/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6]*(5/100)" office:value-type="float" office:value="1.5" calcext:value-type="float">
            <text:p>1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6" calcext:value-type="float">
            <text:p>0.6</text:p>
          </table:table-cell>
          <table:table-cell table:style-name="ce8" table:formula="of:=[.C16]/[.D16]*60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7]*(5/100)" office:value-type="float" office:value="2" calcext:value-type="float">
            <text:p>2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76.5" calcext:value-type="float">
            <text:p>76.5</text:p>
          </table:table-cell>
          <table:table-cell table:style-name="ce4" office:value-type="float" office:value="0.85" calcext:value-type="float">
            <text:p>0.85</text:p>
          </table:table-cell>
          <table:table-cell table:style-name="ce8" table:formula="of:=[.C17]/[.D17]*60" office:value-type="float" office:value="39.2156862745098" calcext:value-type="float">
            <text:p>39.215686274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8]*(5/100)" office:value-type="float" office:value="2.5" calcext:value-type="float">
            <text:p>2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0.98" calcext:value-type="float">
            <text:p>0.98</text:p>
          </table:table-cell>
          <table:table-cell table:style-name="ce8" table:formula="of:=[.C18]/[.D18]*60" office:value-type="float" office:value="43.4782608695652" calcext:value-type="float">
            <text:p>43.478260869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9]*(5/100)" office:value-type="float" office:value="3.5" calcext:value-type="float">
            <text:p>3.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61.4" calcext:value-type="float">
            <text:p>61.4</text:p>
          </table:table-cell>
          <table:table-cell table:style-name="ce4" office:value-type="float" office:value="1.14" calcext:value-type="float">
            <text:p>1.14</text:p>
          </table:table-cell>
          <table:table-cell table:style-name="ce8" table:formula="of:=[.C19]/[.D19]*60" office:value-type="float" office:value="48.8599348534202" calcext:value-type="float">
            <text:p>48.859934853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20]*(5/100)" office:value-type="float" office:value="4.25" calcext:value-type="float">
            <text:p>4.2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59.2" calcext:value-type="float">
            <text:p>59.2</text:p>
          </table:table-cell>
          <table:table-cell table:style-name="ce4" office:value-type="float" office:value="1.16" calcext:value-type="float">
            <text:p>1.16</text:p>
          </table:table-cell>
          <table:table-cell table:style-name="ce8" table:formula="of:=[.C20]/[.D20]*60" office:value-type="float" office:value="50.6756756756757" calcext:value-type="float">
            <text:p>50.675675675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*(5/100)" office:value-type="float" office:value="5" calcext:value-type="float">
            <text:p>5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.23" calcext:value-type="float">
            <text:p>1.23</text:p>
          </table:table-cell>
          <table:table-cell table:style-name="ce8" table:formula="of:=[.C21]/[.D21]*60" office:value-type="float" office:value="52.6315789473684" calcext:value-type="float">
            <text:p>52.631578947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string" calcext:value-type="string">
            <text:p>FUNCIÓN OBTENIDA:</text:p>
          </table:table-cell>
          <table:table-cell table:style-name="Default"/>
          <table:table-cell table:style-name="Default" office:value-type="string" calcext:value-type="string">
            <text:p>Q = ax⁴+bx³+cx²+ex+d</text:p>
          </table:table-cell>
          <table:table-cell table:style-name="Default"/>
          <table:table-cell office:value-type="string" calcext:value-type="string">
            <text:p>x [V]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office:value-type="string" calcext:value-type="string">
            <text:p>Q [mL/s]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OBTENCIÓN MODELO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ENSAYO 1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Entrada [%]</text:p>
          </table:table-cell>
          <table:table-cell table:style-name="ce6" office:value-type="string" calcext:value-type="string">
            <text:p>Entrada [V]</text:p>
          </table:table-cell>
          <table:table-cell table:style-name="ce6" office:value-type="string" calcext:value-type="string">
            <text:p>Salida Voltaje [V]</text:p>
          </table:table-cell>
          <table:table-cell table:style-name="ce6" office:value-type="string" calcext:value-type="string">
            <text:p>Salida [mL/s]</text:p>
          </table:table-cell>
          <table:table-cell table:number-columns-repeated="8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" svg:font-family="lucida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16:16.491921328</meta:creation-date>
    <dc:date>2019-03-28T14:20:00.881928527</dc:date>
    <meta:editing-duration>PT3H1M22S</meta:editing-duration>
    <meta:editing-cycles>2</meta:editing-cycles>
    <meta:generator>LibreOffice/5.1.6.2$Linux_X86_64 LibreOffice_project/10m0$Build-2</meta:generator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92cm" svg:height="8.713cm" xlink:href=".." xlink:type="simple" chart:class="chart:scatter" chart:style-name="ch1">
        <chart:plot-area chart:style-name="ch2" table:cell-range-address="Sheet1.A5:Sheet1.A11 Sheet1.F5:Sheet1.F11" svg:x="0.175cm" svg:y="0.178cm" svg:width="14.719cm" svg:height="8.389cm">
          <chartooo:coordinate-region svg:x="0.823cm" svg:y="0.377cm" svg:width="13.773cm" svg:height="7.54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5:Sheet1.F11" chart:class="chart:scatter">
            <chart:domain table:cell-range-address="Sheet1.A5:Sheet1.A11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1</svg:desc>
                </draw:g>
              </table:table-cell>
              <table:table-cell office:value-type="float" office:value="0">
                <text:p>0</text:p>
                <draw:g>
                  <svg:desc>Sheet1.F5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.3030303030303">
                <text:p>30.3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8.265306122449">
                <text:p>38.265306122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3.9882697947214">
                <text:p>43.9882697947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48.3091787439614">
                <text:p>48.3091787439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50.761421319797">
                <text:p>50.761421319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3.0973451327434">
                <text:p>53.0973451327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